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Times New Roman1" svg:font-family="'Times New Roman'"/>
    <style:font-face style:name="Arial2" svg:font-family="Arial" style:font-family-generic="swiss"/>
    <style:font-face style:name="@Arial Unicode MS" svg:font-family="'@Arial Unicode M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7.023cm" style:page-number="auto" table:align="left" style:writing-mode="lr-tb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2.965cm"/>
    </style:style>
    <style:style style:name="Таблица1.C" style:family="table-column">
      <style:table-column-properties style:column-width="2.20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P3" style:family="paragraph" style:parent-style-name="Standard">
      <style:paragraph-properties fo:margin-left="-0.501cm" fo:margin-right="0cm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name-complex="Times New Roman" style:font-size-complex="16pt"/>
    </style:style>
    <style:style style:name="P5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-0.501cm" fo:margin-right="0cm" fo:margin-top="0cm" fo:margin-bottom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font-size="14pt" style:font-size-asian="14pt" style:font-name-complex="Times New Roman" style:font-size-complex="14pt" fo:hyphenate="false" fo:hyphenation-remain-char-count="2" fo:hyphenation-push-char-count="2"/>
    </style:style>
    <style:style style:name="P7" style:family="paragraph" style:parent-style-name="Text_20_body">
      <style:paragraph-properties fo:margin-top="0cm" fo:margin-bottom="0cm" fo:line-height="150%" fo:text-align="justify" style:justify-single-word="false"/>
    </style:style>
    <style:style style:name="P8" style:family="paragraph" style:parent-style-name="Text_20_body" style:list-style-name="WW8Num3">
      <style:paragraph-properties fo:margin-top="0cm" fo:margin-bottom="0cm" fo:line-height="150%" fo:text-align="justify" style:justify-single-word="false"/>
    </style:style>
    <style:style style:name="P9" style:family="paragraph" style:parent-style-name="Text_20_body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Text_20_body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1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12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5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6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17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9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language="ru" fo:country="RU" fo:font-weight="bold" style:font-size-asian="16pt" style:font-weight-asian="bold" style:font-name-complex="Times New Roman" style:font-size-complex="16pt" style:font-weight-complex="normal"/>
    </style:style>
    <style:style style:name="P20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 style:font-weight-complex="normal"/>
    </style:style>
    <style:style style:name="P21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/>
    </style:style>
    <style:style style:name="P22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23" style:family="paragraph" style:parent-style-name="List_20_Paragraph">
      <style:paragraph-properties fo:margin-left="-0.503cm" fo:margin-right="0cm" fo:margin-top="0cm" fo:margin-bottom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name-asian="@Arial Unicode MS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4" style:family="paragraph" style:parent-style-name="List_20_Paragraph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List_20_Paragraph" style:list-style-name="WW8Num5">
      <style:paragraph-properties fo:margin-top="0cm" fo:margin-bottom="0cm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List_20_Paragraph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27" style:family="paragraph" style:parent-style-name="List_20_Paragraph" style:list-style-name="WW8Num3">
      <style:paragraph-properties fo:margin-top="0cm" fo:margin-bottom="0cm" fo:line-height="150%" fo:text-align="justify" style:justify-single-word="false"/>
    </style:style>
    <style:style style:name="P28" style:family="paragraph" style:parent-style-name="List_20_Paragraph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/>
    </style:style>
    <style:style style:name="P29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a" fo:font-size="14pt" fo:letter-spacing="normal" fo:language="en" fo:country="US" style:text-underline-style="none" fo:font-weight="bold" style:font-size-asian="14pt" style:font-weight-asian="bold" style:font-name-complex="Times New Roman" style:font-size-complex="14pt" style:font-weight-complex="normal"/>
    </style:style>
    <style:style style:name="P30" style:family="paragraph" style:parent-style-name="List_20_Paragraph">
      <style:paragraph-properties fo:margin-left="0cm" fo:margin-right="0cm" fo:line-height="150%" fo:text-align="justify" style:justify-single-word="false" fo:orphans="0" fo:widows="0" fo:hyphenation-ladder-count="no-limit" fo:text-indent="1.03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1" style:family="paragraph" style:parent-style-name="List_20_Paragraph">
      <style:paragraph-properties fo:margin-left="0cm" fo:margin-right="0cm" fo:line-height="150%" fo:text-align="justify" style:justify-single-word="false" fo:orphans="0" fo:widows="0" fo:hyphenation-ladder-count="no-limit" fo:text-indent="1.03cm" style:auto-text-indent="false" style:text-autospace="ideograph-alpha" style:punctuation-wrap="hanging" style:line-break="stric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2" style:family="paragraph" style:parent-style-name="List_20_Paragraph" style:list-style-name="">
      <style:paragraph-properties fo:margin-left="-0.501cm" fo:margin-right="0cm" fo:line-height="150%" fo:orphans="0" fo:widows="0" fo:hyphenation-ladder-count="no-limit" fo:text-indent="1.002cm" style:auto-text-indent="false" style:text-autospace="ideograph-alpha" style:punctuation-wrap="hanging" style:line-break="stric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3" style:family="paragraph" style:parent-style-name="List_20_Paragraph" style:list-style-name="" style:master-page-name="">
      <style:paragraph-properties fo:margin-left="-0.501cm" fo:margin-right="0cm" fo:line-height="150%" fo:orphans="0" fo:widows="0" fo:hyphenation-ladder-count="no-limit" fo:text-indent="1.002cm" style:auto-text-indent="false" style:page-number="auto" style:text-autospace="ideograph-alpha" style:punctuation-wrap="hanging" style:line-break="strict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4" style:family="paragraph" style:parent-style-name="Table_20_Contents" style:list-style-name="WW8Num4">
      <style:paragraph-properties fo:text-align="center" style:justify-single-word="false" style:snap-to-layout-gri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Table_20_Contents" style:list-style-name="WW8Num6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Table_20_Heading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name-complex="Times New Roman" style:font-size-complex="14pt" style:font-weight-complex="normal"/>
    </style:style>
    <style:style style:name="T11" style:family="text">
      <style:text-properties fo:font-size="14pt" fo:language="en" fo:country="US" style:font-size-asian="14pt" style:font-name-complex="Times New Roman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solid" style:text-underline-width="auto" style:text-underline-color="font-color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ize="14pt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font-size="14pt" fo:language="ru" fo:country="RU" style:font-size-asian="14pt" style:font-name-complex="Times New Roman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4pt" fo:language="ru" fo:country="RU" style:text-underline-style="none" fo:font-weight="normal" style:font-name-asian="@Arial Unicode MS" style:font-size-asian="14pt" style:font-weight-asian="normal" style:font-name-complex="Times New Roman" style:font-size-complex="14pt" style:font-weight-complex="normal"/>
    </style:style>
    <style:style style:name="T20" style:family="text">
      <style:text-properties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1" style:family="text">
      <style:text-properties fo:font-size="14pt" fo:language="ru" fo:country="RU" style:text-underline-style="solid" style:text-underline-width="auto" style:text-underline-color="font-color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3" style:family="text">
      <style:text-properties fo:font-weight="normal" style:font-weight-asian="normal" style:font-name-complex="Times New Roman" style:font-weight-complex="normal"/>
    </style:style>
    <style:style style:name="T24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5" style:family="text">
      <style:text-properties fo:font-variant="normal" fo:text-transform="none" fo:color="#000000" fo:font-size="14pt" fo:letter-spacing="normal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6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7" style:family="text">
      <style:text-properties fo:font-variant="normal" fo:text-transform="none" fo:color="#000000" fo:font-size="14pt" fo:letter-spacing="normal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28" style:family="text"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2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name-complex="Times New Roman" style:font-size-complex="14pt"/>
    </style:style>
    <style:style style:name="T33" style:family="text"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35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36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37" style:family="text">
      <style:text-properties fo:font-variant="normal" fo:text-transform="none" fo:color="#000000" style:font-name="Times New Roman1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00" fo:letter-spacing="normal" fo:font-style="normal" fo:font-weight="normal"/>
    </style:style>
    <style:style style:name="T3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22222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/>
    </style:style>
    <style:style style:name="T41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/>
    </style:style>
    <style:style style:name="T42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43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44" style:family="text">
      <style:text-properties fo:font-variant="normal" fo:text-transform="none" fo:color="#222222" fo:font-size="14pt" fo:letter-spacing="normal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weight-complex="normal"/>
    </style:style>
    <style:style style:name="T45" style:family="text">
      <style:text-properties fo:font-variant="normal" fo:text-transform="none" fo:color="#222222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46" style:family="text">
      <style:text-properties fo:font-variant="normal" fo:text-transform="none" fo:color="#222222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T47" style:family="text">
      <style:text-properties fo:font-variant="normal" fo:text-transform="none" fo:color="#222222" fo:font-size="16pt" fo:letter-spacing="normal" fo:language="ru" fo:country="RU" fo:font-style="normal" fo:font-weight="bold" style:font-size-asian="16pt" style:font-style-asian="normal" style:font-weight-asian="bold" style:font-name-complex="Times New Roman" style:font-size-complex="16pt" style:font-weight-complex="normal"/>
    </style:style>
    <style:style style:name="T48" style:family="text">
      <style:text-properties fo:font-variant="normal" fo:text-transform="none" fo:color="#222222" fo:font-size="16pt" fo:letter-spacing="normal" fo:language="ru" fo:country="RU" fo:font-style="normal" style:text-underline-style="none" fo:font-weight="bold" style:font-size-asian="16pt" style:font-style-asian="normal" style:font-weight-asian="bold" style:font-name-complex="Times New Roman" style:font-size-complex="16pt" style:font-weight-complex="normal"/>
    </style:style>
    <style:style style:name="T49" style:family="text"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50" style:family="text">
      <style:text-properties fo:color="#000000" fo:font-size="16pt" fo:language="ru" fo:country="RU" fo:font-weight="bold" style:font-size-asian="16pt" style:font-weight-asian="bold" style:font-name-complex="Times New Roman" style:font-size-complex="16pt" style:font-weight-complex="normal"/>
    </style:style>
    <style:style style:name="T51" style:family="text">
      <style:text-properties fo:color="#000000" fo:font-size="16pt" fo:font-weight="bold" style:font-size-asian="16pt" style:font-weight-asian="bold" style:font-name-complex="Times New Roman" style:font-size-complex="16pt"/>
    </style:style>
    <style:style style:name="T52" style:family="text">
      <style:text-properties fo:color="#000000" fo:font-size="16pt" fo:font-weight="bold" style:font-size-asian="16pt" style:font-weight-asian="bold" style:font-name-complex="Times New Roman" style:font-size-complex="16pt" style:font-weight-complex="normal"/>
    </style:style>
    <style:style style:name="T53" style:family="text">
      <style:text-properties fo:color="#000000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54" style:family="text">
      <style:text-properties fo:color="#000000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55" style:family="text">
      <style:text-properties fo:color="#000000" fo:font-size="14pt" fo:font-weight="normal" style:font-size-asian="14pt" style:font-weight-asian="normal" style:font-name-complex="Times New Roman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table:number-columns-spanned="3" office:value-type="string">
              <text:p text:style-name="P38">Содержание</text:p>
              <text:p text:style-name="P38"/>
            </table:table-cell>
            <table:covered-table-cell/>
            <table:covered-table-cell/>
          </table:table-row>
        </table:table-header-rows>
        <table:table-row table:style-name="Таблица1.1">
          <table:table-cell table:style-name="Таблица1.A2" office:value-type="string">
            <text:list xml:id="list1055432355765753000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Введение</text:p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47049" text:continue-numbering="true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Основные понятия и термины</text:p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58451" text:continue-numbering="true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Цель и задачи работы</text:p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40104" text:continue-numbering="true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Постановка задачи</text:p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42623" text:continue-numbering="true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Описание модели и алгоритм решения</text:p>
            <text:list xml:id="list2112935554776271644" text:style-name="WW8Num6">
              <text:list-item>
                <text:p text:style-name="P36">Схожесть студентов</text:p>
              </text:list-item>
              <text:list-item>
                <text:p text:style-name="P36">Схожесть дисциплин</text:p>
              </text:list-item>
              <text:list-item>
                <text:p text:style-name="P36">Обработка наименований дисциплин</text:p>
              </text:list-item>
              <text:list-item>
                <text:p text:style-name="P36">Стемминг</text:p>
              </text:list-item>
              <text:list-item>
                <text:p text:style-name="P36">Кластеризация</text:p>
              </text:list-item>
              <text:list-item>
                <text:p text:style-name="P36">Рекомендации для студента</text:p>
              </text:list-item>
            </text:list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60008" text:continue-list="list34242623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Заключение</text:p>
          </table:table-cell>
          <table:table-cell table:style-name="Таблица1.C2" office:value-type="string">
            <text:p text:style-name="P37"/>
          </table:table-cell>
        </table:table-row>
        <table:table-row table:style-name="Таблица1.1">
          <table:table-cell table:style-name="Таблица1.A2" office:value-type="string">
            <text:list xml:id="list34252367" text:continue-numbering="true" text:style-name="WW8Num4">
              <text:list-item>
                <text:p text:style-name="P34"/>
              </text:list-item>
            </text:list>
          </table:table-cell>
          <table:table-cell table:style-name="Таблица1.A2" office:value-type="string">
            <text:p text:style-name="P35">Список литературы</text:p>
          </table:table-cell>
          <table:table-cell table:style-name="Таблица1.C2" office:value-type="string">
            <text:p text:style-name="P3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ведение</text:p>
      <text:p text:style-name="P33">Повсеместная информатизация приводит к накоплению огромных объемов данных во всех сферах деятельности. Каждый день мы сталкиваемся с огромными массивами информации, которые зачастую не удается не только проанализировать, но и просто просмотреть. Для того, чтобы оптимизировать работу с таким количеством данных, используют многочисленные методы машинного обучения. На сегодняшний день анализ данных и машинное обучение являются одними из наиболее перспективных направлений в сфере информационных технологий. Машинное обучение находится на стыке статистики, численных методов, теории вероятности, методов оптимизации и дискретного анализа, и за последние годы оформилась в самостоятельную математическую дисциплину, которая имеет широкий спектр практического применения.</text:p>
      <text:p text:style-name="P32">Зачастую пользователь теряется в огромном потоке информации и не способен самостоятельно проанализировать ее. Решением этой проблемы занимается одно из направлений машинного обучения – создание программы-помощника, способной в короткое время обработать большой объем информации и предоставить пользователю не только отчет и сравнительный анализ, но и предложить ему рекомендацию согласно его предпочтениям.</text:p>
      <text:p text:style-name="P32">Рекомендательные системы сегодня стали одной из важных частей услуг в Интернете. Такие автоматизированные системы, основываясь на определенных данных, могут предложить пользователю персональный список рекомендаций. Соответственно, чем больше система знает о предпочтениях пользователя, тем точнее будет прогнозирование персонального выбора.</text:p>
      <text:p text:style-name="P32">Данная технология подразумевает не только научно-исследовательскую ценность, но и многогранное практическое применение в различных сферах жизнедеятельности: от рекомендации выбора товаров на сайте магазинов и помощи в поиске нужной музыки, фильмов, книг, до автоматизации процесса приема персонала на работу, основываясь на резюме претендентов.</text:p>
      <text:p text:style-name="P32"><text:span text:style-name="T38">Иначе говоря, данная технология используется повсеместно как в Интернете, так и в реальной жизни, и именно этим обусловлена научная </text:span><text:span text:style-name="T39">актуальность </text:span><text:soft-page-break/><text:span text:style-name="T39">выбранной темы.</text:span></text:p>
      <text:p text:style-name="P2">Основные понятия и термины</text:p>
      <text:p text:style-name="P3"><text:span text:style-name="T24">Ключевыми словами в настоящей работе являются следующие термины: </text:span><text:span text:style-name="T25">коллаборативная фильтрация, кластеризация, метод К-средних.</text:span></text:p>
      <text:p text:style-name="P5"><text:span text:style-name="Emphasis"><text:span text:style-name="T40">Коллаборативная фильтрация</text:span></text:span><text:span text:style-name="Emphasis"><text:span text:style-name="T41"> </text:span></text:span><text:span text:style-name="T41">вырабатывает рекомендации, основанные на модели предшествующего поведения пользователя. Эта модель может быть построена исключительно на основе поведения данного пользователя или — что более эффективно — с учетом поведения других пользователей со сходными характеристиками. В тех случаях, когда коллаборативная фильтрация принимает во внимание поведение других пользователей, она использует знание о группе для выработки рекомендаций на основе подобия пользователей. По существу рекомендации базируются на автоматическом сотрудничестве множества пользователей и на выделении тех пользователей, которые демонстрируют схожие предпочтения или шаблоны поведения. </text:span><text:span text:style-name="T42">[2]</text:span></text:p>
      <text:p text:style-name="P5"><text:span text:style-name="T44">Кластеризация</text:span><text:span text:style-name="T47"> — </text:span><text:span text:style-name="T43">это метод такой организации данных, когда похожие элементы оказываются в одном кластере, а непохожие в разных. [1]</text:span></text:p>
      <text:p text:style-name="P5"><text:span text:style-name="T44">Метод К-средних</text:span><text:span text:style-name="T45"> </text:span><text:span text:style-name="T48">— </text:span><text:span text:style-name="T45">самый распространенный алгоритм плоской кластеризации. Получив требуемое число кластеров, </text:span><text:span text:style-name="T46">num_clusters, </text:span><text:span text:style-name="T45">он создает именно столько так называемых центроидов кластеров. Сначала алгоритм произвольно выбирает <text:s/></text:span><text:span text:style-name="T46">num_clusters </text:span><text:span text:style-name="T45">сообщений и в качестве центроидов берет их векторы признаков. Затем каждое из оставшихся сообщений соотносится с ближайшим к нему центроидом, и так образуются кластеры. После этого вычисляются новые положения центроидов — путем усреднения по всем векторам каждого кластера. Разумеется, при этом изменяется распределение <text:s/>сообщений по кластерам. Некоторые сообщения оказываются ближе к другому кластеру. Поэтому происходит перемещение таких сообщений из одного кластера в другой. Это делается до тех пор, пока положение центроидов не стабилизируется. После нескольких итераций расстояния между старыми и новым положением каждого центроида оказывается меньше порогового значения, и мы считаем, что процесс построения кластеров сошелся. [1]</text:span></text:p>
      <text:p text:style-name="P5"><text:soft-page-break/></text:p>
      <text:p text:style-name="P4">Цель и задачи работы</text:p>
      <text:p text:style-name="P6">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. Поэтому получение ответа на вопрос: «Какие предметы порекомендовать данному студенту?» стал целью работы. В ней мы поставили перед собой следующие задачи: </text:p>
      <text:list xml:id="list3265159671695893940" text:style-name="WW8Num2">
        <text:list-item>
          <text:p text:style-name="P11">выяснить, какие дисциплины можно считать «аналогичными»; </text:p>
        </text:list-item>
        <text:list-item>
          <text:p text:style-name="P11">определить похожих студентов; </text:p>
        </text:list-item>
        <text:list-item>
          <text:p text:style-name="P15"><text:span text:style-name="T5">на основе полученных данных, а также с помощью методов, модулей и библиотек языка </text:span><text:span text:style-name="T11">Python </text:span><text:span text:style-name="T5">определить наиболее подходящие курсы для студентов;</text:span></text:p>
        </text:list-item>
        <text:list-item>
          <text:p text:style-name="P15"><text:span text:style-name="T32">в ходе работы получить программную реализацию рекомендательной системы;</text:span></text:p>
        </text:list-item>
        <text:list-item>
          <text:p text:style-name="P15"><text:span text:style-name="T32">изуч</text:span><text:span text:style-name="T35">ить</text:span><text:span text:style-name="T32"> данную область машинного обучения и алгоритмов, применяемых в ней.</text:span><text:span text:style-name="T5"> </text:span></text:p>
        </text:list-item>
      </text:list>
      <text:p text:style-name="P14"/>
      <text:p text:style-name="P16">Постановка задачи</text:p>
      <text:p text:style-name="P23">Порекомендовать студенту курсы, основываясь на информации о похожести студентов и похожести дисциплин с использованием коллаборативной фильтрации по схожести студентов, определяемой с использованием косинусной меры.</text:p>
      <text:p text:style-name="P14"><text:span text:style-name="T15">Входные данные:</text:span><text:span text:style-name="T16"> <text:s/>Информация о </text:span><text:span text:style-name="T13">студентах (id </text:span><text:span text:style-name="T19">студента, его оценки по соответствующим дисциплинам, форма отчетности по дисциплине(зачет/экзамен)</text:span><text:span text:style-name="T13">), </text:span><text:span text:style-name="T19">информация о </text:span><text:span text:style-name="T13">дисциплинах(id </text:span><text:span text:style-name="T19">дисциплины, наименование дисциплины</text:span><text:span text:style-name="T13">).</text:span></text:p>
      <text:p text:style-name="P14"><text:span text:style-name="T21">Выходные данные:</text:span><text:span text:style-name="T20"> <text:s/>Рекомендованные курсы.</text:span></text:p>
      <text:p text:style-name="P14"/>
      <text:p text:style-name="P17">Описание модели и алгоритм решения</text:p>
      <text:p text:style-name="P17">Схожесть студентов</text:p>
      <text:p text:style-name="P12">Первым делом загрузим информацию о студентах, полученную из БРС, <text:s/><text:soft-page-break/>воспользовавшись следующей функцией:</text:p>
      <text:p text:style-name="P14"><text:span text:style-name="T8">// </text:span><text:span text:style-name="T14">TO DO : </text:span><text:span text:style-name="T8">КОД</text:span></text:p>
      <text:p text:style-name="P12">Отметим, что по некоторым дисциплинам у студента может быть меньше 60 баллов (например, задолженность, которую студент не успел сдать до данного момента), тогда таким дисциплинам мы присваиваем рейтинг 0, т.к. нам важно знать, что студент проходил/проходит данную дисциплину, но из-за плохих баллов, данная дисциплина/дисциплины не должна повлиять на конечную рекомендацию.</text:p>
      <text:p text:style-name="P12"/>
      <text:p text:style-name="P14"><text:span text:style-name="T8">Далее с помощью // </text:span><text:span text:style-name="T14">TO DO : </text:span><text:span text:style-name="T22">НАЗВАНИЕ ФУНКЦИИ<text:tab/>мы определим похожих студентов, используя косинусную меру сходства:</text:span></text:p>
      <text:p text:style-name="P14"><text:span text:style-name="T22">// </text:span><text:span text:style-name="T14">TO DO : </text:span><text:span text:style-name="T22">КОД</text:span></text:p>
      <text:p text:style-name="P12">Основываясь на этом, мы можем получить «похожих» студентов:</text:p>
      <text:p text:style-name="P14"><text:span text:style-name="T22">// </text:span><text:span text:style-name="T14">TO DO : </text:span><text:span text:style-name="T22">КОД</text:span></text:p>
      <text:p text:style-name="P18">Схожесть дисциплин</text:p>
      <text:p text:style-name="P13">Теперь перейдем к схожести дисциплин. Здесь все немного сложнее, т.к. если схожесть студентов мы можем получить из оценок студентов по дисциплинам, то для получения информации о схожести дисциплин придется поработать с поиском взаимосвязанных сообщений. Мы не располагаем какими-либо метками, с помощью которых можно было бы обучить модель, но мы можем попытаться найти закономерности в самих данных (например, в названии дисциплин, в фамилиях преподавателей, которые ведут данную дисциплину, в кафедрах, на которых преподают эти дисциплины и т.д.).</text:p>
      <text:p text:style-name="P13">Для нахождения «похожих» дисциплин мы воспользуемся кластеризацией : будем размещать дисциплины в кластерах, основываясь на схожести названия дисциплин. Но прежде чем начать поиск «похожих» дисциплин, сначала нужно обработать данные. </text:p>
      <text:p text:style-name="P13"><text:tab/><text:tab/><text:tab/></text:p>
      <text:p text:style-name="P19">Обработка наименований дисциплин</text:p>
      <text:list xml:id="list2978027637189498767" text:style-name="WW8Num5">
        <text:list-item>
          <text:p text:style-name="P25">В наименовании дисциплин есть такие слова как « в », « на », « и », <text:soft-page-break/>которые не несут в себе никакой смысловой нагрузки. Они называется стоп-словами. Лучше всего вообще удалить такие слова, которые не помогают выявить различий, из наименований дисциплин.</text:p>
        </text:list-item>
        <text:list-item>
          <text:p text:style-name="P25">Приводим наименование дисциплин к нижнему регистру, чтобы дисциплины «Алгебра» и «алгебра» не считались как различные дисциплины. <text:s/></text:p>
        </text:list-item>
        <text:list-item>
          <text:p text:style-name="P25">Если в наименовании дисциплины есть какие-либо посторонние символы, то удаляем их. Оставляем только буквы и пробелы между словами в наименовании.</text:p>
        </text:list-item>
      </text:list>
      <text:p text:style-name="P24">Получаем следующую функцию обработки наименований дисциплин:</text:p>
      <text:p text:style-name="P14"><text:span text:style-name="T22">// </text:span><text:span text:style-name="T14">TO DO : </text:span><text:span text:style-name="T22">КОД</text:span></text:p>
      <text:p text:style-name="P19">Стемминг</text:p>
      <text:p text:style-name="P22">Одно и то же слово в разных грамматиках мы считаем разными словами, это неверно (например, программирование и программирования). Имеет смысл считать эти слова, как одно, ведь они обозначают одно понятие. </text:p>
      <text:p text:style-name="P14"><text:span text:style-name="T53">Для решения данной проблемы нам понадобится SnowballStemmer из библиотеки </text:span><text:span text:style-name="T54">NLTK</text:span><text:span text:style-name="T53">:</text:span></text:p>
      <text:p text:style-name="P14"><text:span text:style-name="T53">// </text:span><text:span text:style-name="T54">TO DO : </text:span><text:span text:style-name="T53">КОД</text:span></text:p>
      <text:p text:style-name="P19">Кластеризация</text:p>
      <text:p text:style-name="P14"><text:span text:style-name="T55">Для кластеризации <text:s/>мы будем использовать метод К-средних </text:span><text:span text:style-name="T54">(K-means): </text:span></text:p>
      <text:p text:style-name="P14"><text:span text:style-name="T53">// </text:span><text:span text:style-name="T54">TO DO : </text:span><text:span text:style-name="T53">КОД</text:span></text:p>
      <text:p text:style-name="P14"><text:span text:style-name="T53">Каждому наименованию дисциплины, участвовавшему в обучении, <text:s/>соответствует целочисленная метка в </text:span><text:span text:style-name="T54">km.labels_:</text:span></text:p>
      <text:p text:style-name="P14"><text:span text:style-name="T53">// </text:span><text:span text:style-name="T54">TO DO : </text:span><text:span text:style-name="T53">КОД</text:span></text:p>
      <text:p text:style-name="P20"/>
      <text:p text:style-name="P19">Рекомендации для студента</text:p>
      <text:p text:style-name="P14"><text:span text:style-name="T53">С помощью функции // </text:span><text:span text:style-name="T54">TO DO : </text:span><text:span text:style-name="T53">НАИМЕНОВАНИЕ ФУНКЦИИ мы можем узнать, в каком кластере находятся «похожие дисциплины»: </text:span></text:p>
      <text:p text:style-name="P14"><text:span text:style-name="T53">// </text:span><text:span text:style-name="T54">TO DO : </text:span><text:span text:style-name="T53">КОД</text:span></text:p>
      <text:p text:style-name="P22"><text:soft-page-break/>Теперь мы подошли к самому главному : рекомендация дисциплин для студента. </text:p>
      <text:p text:style-name="P22">Зная то, в каких кластерах располагаются дисциплины, которые студент уже прошел, будем находить средний балл для каждого кластера. </text:p>
      <text:p text:style-name="P14"><text:span text:style-name="T53">// </text:span><text:span text:style-name="T54">TO DO : Т</text:span><text:span text:style-name="T53">ЕКСТ</text:span></text:p>
      <text:p text:style-name="P14"><text:span text:style-name="T53">// </text:span><text:span text:style-name="T54">TO DO : </text:span><text:span text:style-name="T53">КОД</text:span></text:p>
      <text:p text:style-name="P22">Далее, если средний балл в кластере больше, например, 85, то добавляем все предметы из этого кластера, которые студент еще не изучил, в список рекомендаций. </text:p>
      <text:p text:style-name="P14"><text:span text:style-name="T53">// </text:span><text:span text:style-name="T54">TO DO : Т</text:span><text:span text:style-name="T53">ЕКСТ</text:span></text:p>
      <text:p text:style-name="P14"><text:span text:style-name="T53">// </text:span><text:span text:style-name="T54">TO DO : </text:span><text:span text:style-name="T53">КОД</text:span></text:p>
      <text:p text:style-name="P22">Проделываем аналогичную работу со схожими студентами.</text:p>
      <text:p text:style-name="P14"><text:span text:style-name="T53">// </text:span><text:span text:style-name="T54">TO DO : Т</text:span><text:span text:style-name="T53">ЕКСТ</text:span></text:p>
      <text:p text:style-name="P14"><text:span text:style-name="T53">// </text:span><text:span text:style-name="T54">TO DO : </text:span><text:span text:style-name="T53">КОД</text:span></text:p>
      <text:p text:style-name="P28">Заключение</text:p>
      <text:p text:style-name="P30"><text:span text:style-name="T17">В ходе работы были использованы схожесть студентов, схожесть дисциплин по наименованию, кластеризация методом </text:span><text:span text:style-name="T11">K-means</text:span><text:span text:style-name="T17"> для решения задачи создания рекомендаций выбора предметов для студентов на основании баллов по аналогичным дисциплинам.</text:span></text:p>
      <text:p text:style-name="P30"><text:span text:style-name="T6">// </text:span><text:span text:style-name="T12">TO DO </text:span><text:span text:style-name="T18">: проверить действие рекомендательной системы на отличниках и двоечниках + влияет ли смена курсов между группами/курсами/специальностями (например, Плаутина)</text:span></text:p>
      <text:p text:style-name="P31">Кроме того данная работа предоставляет широкий спектр дальнейших исследований. Так, например, планируется улучшить нахождение «схожих дисциплин» не только по наименованию, но также и по преподавателям, которые ведут данные дисциплины и по кафедрам преподавателей/студентов, добавить опрос для студентов, чтобы можно было находить «похожих студентов» не только по оценкам, но и по их предпочтениям, выявить проблемные места системы, в которых могут происходить сбои, по причине увеличения количества студентов, добавления дисциплин и т.д.</text:p>
      <text:p text:style-name="P12"><text:soft-page-break/></text:p>
      <text:p text:style-name="P21">Список литературы</text:p>
      <text:list xml:id="list3949576147890868306" text:style-name="WW8Num3">
        <text:list-item>
          <text:p text:style-name="P8"><text:span text:style-name="T26">Ричарт В., Коэльо П. Л.</text:span><text:span text:style-name="T27"> Построение систем машинного обучения на языке </text:span><text:span text:style-name="T28">Python —</text:span><text:span text:style-name="T27"> ДМК-Пресс, 2016г. - 302 с.</text:span></text:p>
        </text:list-item>
        <text:list-item>
          <text:p text:style-name="P9">IBM.com <text:s/>[электронный ресурс]:</text:p>
        </text:list-item>
      </text:list>
      <text:p text:style-name="P7"><text:a xlink:type="simple" xlink:href="https://www.ibm.com/developerworks/ru/library/os-recommender1/index.html" text:style-name="Internet_20_link" text:visited-style-name="Visited_20_Internet_20_Link"><text:span text:style-name="Internet_20_link"><text:span text:style-name="T28">https://www.ibm.com/developerworks/ru/library/os-recommender1/index.html</text:span></text:span></text:a></text:p>
      <text:p text:style-name="P26">Время доступа: 10.05.2017</text:p>
      <text:list xml:id="list34258860" text:continue-numbering="true" text:style-name="WW8Num3">
        <text:list-item>
          <text:p text:style-name="P27"><text:span text:style-name="T29">Сегаран Т. Программируем коллективный разум</text:span><text:span text:style-name="T30"> —</text:span><text:span text:style-name="T29"> Спб.: Символ-Плюс, 2008. - 368 с. </text:span></text:p>
        </text:list-item>
      </text:list>
      <text:p text:style-name="P1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Times New Roman1" svg:font-family="'Times New Roman'"/>
    <style:font-face style:name="Arial2" svg:font-family="Arial" style:font-family-generic="swiss"/>
    <style:font-face style:name="@Arial Unicode MS" svg:font-family="'@Arial Unicode M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Arial" style:font-size-complex="14pt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fo:font-size="14pt" fo:font-weight="bold" style:font-size-asian="14pt" style:font-weight-asian="bold" style:font-name-complex="Times New Roman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language="en" fo:country="U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Рязанова</meta:initial-creator>
    <meta:creation-date>2017-05-10T20:37:44</meta:creation-date>
    <dc:creator>Анна Рязанова</dc:creator>
    <dc:date>2017-05-10T21:36:16</dc:date>
    <meta:editing-cycles>2</meta:editing-cycles>
    <meta:editing-duration>PT17M21S</meta:editing-duration>
    <meta:generator>OpenOffice/4.1.3$Win32 OpenOffice.org_project/413m1$Build-9783</meta:generator>
    <meta:document-statistic meta:table-count="1" meta:image-count="0" meta:object-count="0" meta:page-count="8" meta:paragraph-count="87" meta:word-count="1336" meta:character-count="10084"/>
  </office:meta>
</office:document-meta>
</file>